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John Magnus</text:p>
      <text:p text:style-name="Preformatted_20_Text">From Wikipedia, the free encyclopedia</text:p>
      <text:p text:style-name="Preformatted_20_Text">https://en.wikipedia.org/wiki/John_Magnus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>John Magnus</text:p>
      <text:p text:style-name="Preformatted_20_Text"><text:s text:c="4"/>• John Magnus (born May 10, 1997) is an American soccer who currently plays college soccer at the University of Washington.</text:p>
      <text:p text:style-name="Preformatted_20_Text">John Magnus (born May 10, 1997) is an American soccer who currently plays college soccer at the University of Washington.</text:p>
      <text:p text:style-name="Preformatted_20_Text">Career</text:p>
      <text:p text:style-name="Preformatted_20_Text"><text:s text:c="4"/>• Magnus has been part of the Seattle Sounders FC Academy since 2012.</text:p>
      <text:p text:style-name="Preformatted_20_Text"><text:s text:c="4"/>• On February 3, 2016, Magnus would once again sign to play college soccer at the University of Washington, joining fellow academy teammates Kasey French and Handwalla Bwana.</text:p>
      <text:p text:style-name="Preformatted_20_Text"><text:s text:c="4"/>• On February 6, 2015, it was announced that Magnus signed a letter of intent to play college soccer at the University of Washington.</text:p>
      <text:p text:style-name="Preformatted_20_Text">Magnus has been part of the Seattle Sounders FC Academy since 2012. <text:s/>On February 6, 2015, it was announced that Magnus signed a letter of intent to play college soccer at the University of Washington. <text:s/>However, he did not join the Huskies as he continued to play for the Sounders U18's. <text:s/>On August 28, he made his professional debut for Seattle Sounders FC 2 in a 2–1 defeat to Real Monarchs.</text:p>
      <text:p text:style-name="Preformatted_20_Text">On February 3, 2016, Magnus would once again sign to play college soccer at the University of Washington, joining fellow academy teammates Kasey French and Handwalla Bwana.</text:p>
      <text:p text:style-name="Preformatted_20_Text">References</text:p>
      <text:p text:style-name="Preformatted_20_Text">External links</text:p>
      <text:p text:style-name="Preformatted_20_Text"><text:s text:c="4"/>• U.S. Soccer Development Academy bio</text:p>
      <text:p text:style-name="Preformatted_20_Text">U.S. Soccer Development Academy b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236" meta:character-count="1542" meta:non-whitespace-character-count="1302"/>
    <meta:generator>LibreOffice/6.0.7.3$Linux_X86_64 LibreOffice_project/00m0$Build-3</meta:generator>
  </office:meta>
</office:document-meta>
</file>